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196df" officeooo:paragraph-rsid="001196d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officeooo:rsid="001196df" officeooo:paragraph-rsid="001196df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4pt" officeooo:rsid="00174ffe" officeooo:paragraph-rsid="001196df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4pt" officeooo:rsid="001196df" officeooo:paragraph-rsid="001196df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4pt" officeooo:rsid="001255cd" officeooo:paragraph-rsid="001255cd" style:font-size-asian="12.25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T1 Programa 6</text:p>
      <text:p text:style-name="P1"/>
      <text:list xml:id="list1426821985" text:style-name="L1">
        <text:list-item>
          <text:p text:style-name="P3">Primero he importado la clase Scanner.</text:p>
        </text:list-item>
        <text:list-item>
          <text:p text:style-name="P3">Declaro la clase y el método.</text:p>
        </text:list-item>
        <text:list-item>
          <text:p text:style-name="P3">He asignado a la clase Scanner la variable teclado</text:p>
        </text:list-item>
        <text:list-item>
          <text:p text:style-name="P4">Asigno la variable teclado a Scanner.</text:p>
        </text:list-item>
        <text:list-item>
          <text:p text:style-name="P4">Declaro como tipo “int” las variables que voy a necesitar en este programa.</text:p>
        </text:list-item>
        <text:list-item>
          <text:p text:style-name="P4">Mediante println <text:s/>y print muestro un menú por pantalla <text:s/>y con el comando “teclado.nextInt()” voy pidiendo al usuario los datos necesarios.</text:p>
        </text:list-item>
        <text:list-item>
          <text:p text:style-name="P4">Empleando “teclado.nextLine” evito que se introduzcan más datos de los necesarios por parte del usuario.</text:p>
        </text:list-item>
        <text:list-item>
          <text:p text:style-name="P4">Para que el programa funcione uso las variables “cantidadCambio” y cantidadMonedas.</text:p>
        </text:list-item>
        <text:list-item>
          <text:p text:style-name="P5">Averiguo la cantidad de cambio que he de recibir restando del dinero introducido <text:s/>el precio de la bebida.</text:p>
        </text:list-item>
        <text:list-item>
          <text:p text:style-name="P5">Para hallar la cantidad de monedas de 50 céntimos divido la cantidad de cambio entre 50 y así determino la cantidad de monedas que he de recibir.</text:p>
        </text:list-item>
        <text:list-item>
          <text:p text:style-name="P5">Usando el módulo de la cantidad de monedas y 50 determino la cantidad de dinero que me queda después de devolver una moneda de 50 céntimos. Esta cantidad la asigno a la variable Cantidad de cambio para emplearla más tarde.</text:p>
        </text:list-item>
        <text:list-item>
          <text:p text:style-name="P5">Muestro por pantalla con println un mensaje indicando la cantidad de monedas que se han de devolver.</text:p>
        </text:list-item>
        <text:list-item>
          <text:p text:style-name="P5">Repito el mismo proceso para el resto de tipos de mone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21:26.064864724</meta:creation-date>
    <dc:date>2024-09-29T11:57:01.681184017</dc:date>
    <meta:editing-duration>PT8S</meta:editing-duration>
    <meta:editing-cycles>1</meta:editing-cycles>
    <meta:document-statistic meta:table-count="0" meta:image-count="0" meta:object-count="0" meta:page-count="1" meta:paragraph-count="14" meta:word-count="216" meta:character-count="1210" meta:non-whitespace-character-count="1018"/>
    <meta:generator>LibreOffice/7.3.7.2$Linux_X86_64 LibreOffice_project/30$Build-2</meta:generator>
  </office:meta>
</office:document-meta>
</file>